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"cg" : "CodeGorilla",</text:p>
      <text:p text:style-name="Standard"><text:s text:c="4"/>"js" : "Javascript",</text:p>
      <text:p text:style-name="Standard"><text:s text:c="4"/>"www" : "world wide web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09:19:38.927537125</meta:creation-date>
    <dc:date>2018-02-09T09:19:55.281303331</dc:date>
    <meta:editing-duration>PT17S</meta:editing-duration>
    <meta:editing-cycles>1</meta:editing-cycles>
    <meta:document-statistic meta:table-count="0" meta:image-count="0" meta:object-count="0" meta:page-count="1" meta:paragraph-count="3" meta:word-count="11" meta:character-count="73" meta:non-whitespace-character-count="57"/>
    <meta:generator>LibreOffice/5.4.4.2$Linux_X86_64 LibreOffice_project/40$Build-2</meta:generator>
  </office:meta>
</office:document-meta>
</file>